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81c594b-7fff-fe90-2167-2da1667cfc47"/>Descritivo do Sistema</text:p>
      <text:p text:style-name="Text_20_body"/>
      <text:p text:style-name="P7">Dados do Projeto:</text:p>
      <text:p text:style-name="P8"><text:span text:style-name="T1">Nome/Título: </text:span><text:span text:style-name="T2">Travello</text:span><text:span text:style-name="T1">.</text:span></text:p>
      <text:p text:style-name="P2">Tema / Idéia geral do Projeto:</text:p>
      <text:list xml:id="list79631886" text:style-name="L1">
        <text:list-item>
          <text:p text:style-name="P3">Reserva e controle de viagens de Turismo.</text:p>
        </text:list-item>
      </text:list>
      <text:p text:style-name="P2">Equipe de Desenvolvimento:</text:p>
      <text:list xml:id="list1782548453" text:style-name="L2">
        <text:list-item>
          <text:p text:style-name="P4">Kervi Jhonata – Autor do Projeto;</text:p>
        </text:list-item>
      </text:list>
      <text:p text:style-name="Text_20_body"/>
      <text:p text:style-name="P7">Brainstorm:</text:p>
      <text:p text:style-name="Text_20_body"/>
      <text:p text:style-name="P2">login e senha, landing page web, página de reserva, visualização dos assentos, laranja, azul, branco, paralaxe, night mode;</text:p>
      <text:p text:style-name="Text_20_body"/>
      <text:p text:style-name="P7">Páginas:</text:p>
      <text:list xml:id="list921323244" text:style-name="L3">
        <text:list-item>
          <text:p text:style-name="P5">Index: Travello - Fretamento e Viagens</text:p>
        </text:list-item>
        <text:list-item>
          <text:p text:style-name="P5">Login</text:p>
        </text:list-item>
        <text:list-item>
          <text:p text:style-name="P5">Home – Administração</text:p>
          <text:list>
            <text:list-item>
              <text:p text:style-name="P5">Agendas</text:p>
            </text:list-item>
            <text:list-item>
              <text:p text:style-name="P5">Lista de Passageiros</text:p>
            </text:list-item>
          </text:list>
        </text:list-item>
        <text:list-item>
          <text:p text:style-name="P5">Offline – Logout</text:p>
        </text:list-item>
        <text:list-item>
          <text:p text:style-name="P6"/>
        </text:list-item>
      </text:list>
      <text:p text:style-name="Text_20_body"/>
      <text:p text:style-name="P7">Links Úteis:</text:p>
      <text:p text:style-name="P2">Prototipagem:</text:p>
      <text:p text:style-name="P9"><text:span text:style-name="T3">Figma: </text:span><text:a xlink:type="simple" xlink:href="https://www.figma.com/file/pTWxlEHItDab9gnaOWuTXI/Travello" text:style-name="Internet_20_link" text:visited-style-name="Visited_20_Internet_20_Link"><text:span text:style-name="T5">https://www.figma.com/file/pTWxlEHItDab9gnaOWuTXI/Travello</text:span></text:a><text:span text:style-name="T4"> </text:span><text:span text:style-name="T3">;</text:span></text:p>
      <text:p text:style-name="Text_20_body"/>
      <text:p text:style-name="P2">Repositórios:</text:p>
      <text:p text:style-name="P10"><text:span text:style-name="T3">Github: http://www.github.com/</text:span><text:a xlink:type="simple" xlink:href="https://github.com/kervijhonata/travello_system" text:style-name="Internet_20_link" text:visited-style-name="Visited_20_Internet_20_Link"><text:span text:style-name="T5">kervijhonata/travello_system (github.com)</text:span></text:a><text:span text:style-name="T4"> </text:span><text:span text:style-name="T3">;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00:53:58.175000000</meta:creation-date>
    <dc:date>2022-03-15T00:54:53.761000000</dc:date>
    <meta:editing-duration>PT56S</meta:editing-duration>
    <meta:editing-cycles>1</meta:editing-cycles>
    <meta:document-statistic meta:table-count="0" meta:image-count="0" meta:object-count="0" meta:page-count="1" meta:paragraph-count="23" meta:word-count="84" meta:character-count="626" meta:non-whitespace-character-count="568"/>
    <meta:generator>LibreOffice/7.2.4.1$Windows_X86_64 LibreOffice_project/27d75539669ac387bb498e35313b970b7fe9c4f9</meta:generator>
  </office:meta>
</office:document-meta>
</file>